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companhament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 Id do seguimento</text:p>
          </table:table-cell>
          <table:table-cell office:value-type="string">
            <text:p>Nº da Pasta</text:p>
          </table:table-cell>
          <table:table-cell office:value-type="string">
            <text:p> User ID</text:p>
          </table:table-cell>
          <table:table-cell office:value-type="string">
            <text:p>Andamento</text:p>
          </table:table-cell>
          <table:table-cell office:value-type="string">
            <text:p> Fase do processo</text:p>
          </table:table-cell>
          <table:table-cell office:value-type="string">
            <text:p>Descrição</text:p>
          </table:table-cell>
          <table:table-cell office:value-type="string">
            <text:p>Valor</text:p>
          </table:table-cell>
          <table:table-cell office:value-type="string">
            <text:p> Entrada</text:p>
          </table:table-cell>
          <table:table-cell office:value-type="string">
            <text:p> Terminar</text:p>
          </table:table-cell>
          <table:table-cell office:value-type="string">
            <text:p> Temp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Atribuição</text:p>
          </table:table-cell>
          <table:table-cell office:value-type="string">
            <text:p> Em andamento</text:p>
          </table:table-cell>
          <table:table-cell office:value-type="string">
            <text:p> Adriana Soares da Silva: O usuário foi designado para o processo.</text:p>
          </table:table-cell>
          <table:table-cell office:value-type="string">
            <text:p>0 .00</text:p>
          </table:table-cell>
          <table:table-cell office:value-type="string">
            <text:p>19 Ago 11, 21h35</text:p>
          </table:table-cell>
          <table:table-cell office:value-type="string">
            <text:p>19 Ago 11, 21h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Concluso</text:p>
          </table:table-cell>
          <table:table-cell office:value-type="string">
            <text:p> Em andamento</text:p>
          </table:table-cell>
          <table:table-cell office:value-type="string">
            <text:p>Mesa do juiz</text:p>
          </table:table-cell>
          <table:table-cell office:value-type="string">
            <text:p>0 .00</text:p>
          </table:table-cell>
          <table:table-cell office:value-type="string">
            <text:p>19 Ago 11, 21h35</text:p>
          </table:table-cell>
          <table:table-cell office:value-type="string">
            <text:p>19 Ago 11, 21h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Mandado Expedido</text:p>
          </table:table-cell>
          <table:table-cell office:value-type="string">
            <text:p> Em andamento</text:p>
          </table:table-cell>
          <table:table-cell office:value-type="string">
            <text:p>Reintegrando o objeto</text:p>
          </table:table-cell>
          <table:table-cell office:value-type="string">
            <text:p>0 .00</text:p>
          </table:table-cell>
          <table:table-cell office:value-type="string">
            <text:p>21 Ago 11, 16h10</text:p>
          </table:table-cell>
          <table:table-cell office:value-type="string">
            <text:p>21 Ago 11, 16h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